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6in"/>
    </style:style>
    <style:style style:name="co2" style:family="table-column">
      <style:table-column-properties fo:break-before="auto" style:column-width="0.7016in"/>
    </style:style>
    <style:style style:name="co3" style:family="table-column">
      <style:table-column-properties fo:break-before="auto" style:column-width="1.0193in"/>
    </style:style>
    <style:style style:name="co4" style:family="table-column">
      <style:table-column-properties fo:break-before="auto" style:column-width="0.5429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0.6598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4008in"/>
    </style:style>
    <style:style style:name="co9" style:family="table-column">
      <style:table-column-properties fo:break-before="auto" style:column-width="0.4756in"/>
    </style:style>
    <style:style style:name="co10" style:family="table-column">
      <style:table-column-properties fo:break-before="auto" style:column-width="0.902in"/>
    </style:style>
    <style:style style:name="co11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redictor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Mean parameter estimate</text:p>
          </table:table-cell>
          <table:table-cell office:value-type="string" calcext:value-type="string">
            <text:p>CI-lower</text:p>
          </table:table-cell>
          <table:table-cell office:value-type="string" calcext:value-type="string">
            <text:p>CI-upper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IU</text:p>
          </table:table-cell>
          <table:table-cell office:value-type="string" calcext:value-type="string">
            <text:p>C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723444444444444" calcext:value-type="percentage">
            <text:p>72.3%</text:p>
          </table:table-cell>
          <table:table-cell office:value-type="float" office:value="-1.1419437050701" calcext:value-type="float">
            <text:p>-1.14</text:p>
          </table:table-cell>
          <table:table-cell office:value-type="float" office:value="-5.72281275363232" calcext:value-type="float">
            <text:p>-5.72</text:p>
          </table:table-cell>
          <table:table-cell office:value-type="float" office:value="2.52183870161706" calcext:value-type="float">
            <text:p>2.52</text:p>
          </table:table-cell>
          <table:table-cell table:formula="of:=[.E2]-[.F2]" office:value-type="float" office:value="4.58086904856222" calcext:value-type="float">
            <text:p>4.58086904856222</text:p>
          </table:table-cell>
          <table:table-cell table:formula="of:=[.G2]-[.E2]" office:value-type="float" office:value="3.66378240668716" calcext:value-type="float">
            <text:p>3.66378240668716</text:p>
          </table:table-cell>
          <table:table-cell table:formula="of:=AVERAGE([.H2:.I2])" office:value-type="float" office:value="4.12232572762469" calcext:value-type="float">
            <text:p>4.1223257276246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941694444444444" calcext:value-type="percentage">
            <text:p>94.2%</text:p>
          </table:table-cell>
          <table:table-cell office:value-type="float" office:value="-3.16061501137888" calcext:value-type="float">
            <text:p>-3.16</text:p>
          </table:table-cell>
          <table:table-cell office:value-type="float" office:value="-7.42652921860071" calcext:value-type="float">
            <text:p>-7.43</text:p>
          </table:table-cell>
          <table:table-cell office:value-type="float" office:value="0.783828228855426" calcext:value-type="float">
            <text:p>0.78</text:p>
          </table:table-cell>
          <table:table-cell table:formula="of:=[.E3]-[.F3]" office:value-type="float" office:value="4.26591420722183" calcext:value-type="float">
            <text:p>4.26591420722183</text:p>
          </table:table-cell>
          <table:table-cell table:formula="of:=[.G3]-[.E3]" office:value-type="float" office:value="3.94444324023431" calcext:value-type="float">
            <text:p>3.94444324023431</text:p>
          </table:table-cell>
          <table:table-cell table:formula="of:=AVERAGE([.H3:.I3])" office:value-type="float" office:value="4.10517872372807" calcext:value-type="float">
            <text:p>4.1051787237280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500944444444444" calcext:value-type="percentage">
            <text:p>50.1%</text:p>
          </table:table-cell>
          <table:table-cell office:value-type="float" office:value="0.135474027383336" calcext:value-type="float">
            <text:p>0.14</text:p>
          </table:table-cell>
          <table:table-cell office:value-type="float" office:value="-4.77575584015696" calcext:value-type="float">
            <text:p>-4.78</text:p>
          </table:table-cell>
          <table:table-cell office:value-type="float" office:value="5.75976541472139" calcext:value-type="float">
            <text:p>5.76</text:p>
          </table:table-cell>
          <table:table-cell table:formula="of:=[.E4]-[.F4]" office:value-type="float" office:value="4.9112298675403" calcext:value-type="float">
            <text:p>4.9112298675403</text:p>
          </table:table-cell>
          <table:table-cell table:formula="of:=[.G4]-[.E4]" office:value-type="float" office:value="5.62429138733805" calcext:value-type="float">
            <text:p>5.62429138733805</text:p>
          </table:table-cell>
          <table:table-cell table:formula="of:=AVERAGE([.H4:.I4])" office:value-type="float" office:value="5.26776062743918" calcext:value-type="float">
            <text:p>5.2677606274391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806055555555556" calcext:value-type="percentage">
            <text:p>80.6%</text:p>
          </table:table-cell>
          <table:table-cell office:value-type="float" office:value="-2.5589234225918" calcext:value-type="float">
            <text:p>-2.56</text:p>
          </table:table-cell>
          <table:table-cell office:value-type="float" office:value="-9.22360241823503" calcext:value-type="float">
            <text:p>-9.22</text:p>
          </table:table-cell>
          <table:table-cell office:value-type="float" office:value="3.35880071146479" calcext:value-type="float">
            <text:p>3.36</text:p>
          </table:table-cell>
          <table:table-cell table:formula="of:=[.E5]-[.F5]" office:value-type="float" office:value="6.66467899564323" calcext:value-type="float">
            <text:p>6.66467899564323</text:p>
          </table:table-cell>
          <table:table-cell table:formula="of:=[.G5]-[.E5]" office:value-type="float" office:value="5.91772413405659" calcext:value-type="float">
            <text:p>5.91772413405659</text:p>
          </table:table-cell>
          <table:table-cell table:formula="of:=AVERAGE([.H5:.I5])" office:value-type="float" office:value="6.29120156484991" calcext:value-type="float">
            <text:p>6.291201564849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600083333333333" calcext:value-type="percentage">
            <text:p>60.0%</text:p>
          </table:table-cell>
          <table:table-cell office:value-type="float" office:value="-0.554282170126281" calcext:value-type="float">
            <text:p>-0.55</text:p>
          </table:table-cell>
          <table:table-cell office:value-type="float" office:value="-5.82388937928284" calcext:value-type="float">
            <text:p>-5.82</text:p>
          </table:table-cell>
          <table:table-cell office:value-type="float" office:value="4.43447072300499" calcext:value-type="float">
            <text:p>4.43</text:p>
          </table:table-cell>
          <table:table-cell table:formula="of:=[.E6]-[.F6]" office:value-type="float" office:value="5.26960720915656" calcext:value-type="float">
            <text:p>5.26960720915656</text:p>
          </table:table-cell>
          <table:table-cell table:formula="of:=[.G6]-[.E6]" office:value-type="float" office:value="4.98875289313127" calcext:value-type="float">
            <text:p>4.98875289313127</text:p>
          </table:table-cell>
          <table:table-cell table:formula="of:=AVERAGE([.H6:.I6])" office:value-type="float" office:value="5.12918005114392" calcext:value-type="float">
            <text:p>5.1291800511439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523638888888889" calcext:value-type="percentage">
            <text:p>52.4%</text:p>
          </table:table-cell>
          <table:table-cell office:value-type="float" office:value="0.170721392933966" calcext:value-type="float">
            <text:p>0.17</text:p>
          </table:table-cell>
          <table:table-cell office:value-type="float" office:value="-4.77879782100238" calcext:value-type="float">
            <text:p>-4.78</text:p>
          </table:table-cell>
          <table:table-cell office:value-type="float" office:value="5.25741448256999" calcext:value-type="float">
            <text:p>5.26</text:p>
          </table:table-cell>
          <table:table-cell table:formula="of:=[.E7]-[.F7]" office:value-type="float" office:value="4.94951921393635" calcext:value-type="float">
            <text:p>4.94951921393635</text:p>
          </table:table-cell>
          <table:table-cell table:formula="of:=[.G7]-[.E7]" office:value-type="float" office:value="5.08669308963602" calcext:value-type="float">
            <text:p>5.08669308963602</text:p>
          </table:table-cell>
          <table:table-cell table:formula="of:=AVERAGE([.H7:.I7])" office:value-type="float" office:value="5.01810615178619" calcext:value-type="float">
            <text:p>5.0181061517861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874666666666667" calcext:value-type="percentage">
            <text:p>87.5%</text:p>
          </table:table-cell>
          <table:table-cell office:value-type="float" office:value="-3.38940928244037" calcext:value-type="float">
            <text:p>-3.39</text:p>
          </table:table-cell>
          <table:table-cell office:value-type="float" office:value="-9.60856712713047" calcext:value-type="float">
            <text:p>-9.61</text:p>
          </table:table-cell>
          <table:table-cell office:value-type="float" office:value="2.30460168239172" calcext:value-type="float">
            <text:p>2.30</text:p>
          </table:table-cell>
          <table:table-cell table:formula="of:=[.E8]-[.F8]" office:value-type="float" office:value="6.2191578446901" calcext:value-type="float">
            <text:p>6.2191578446901</text:p>
          </table:table-cell>
          <table:table-cell table:formula="of:=[.G8]-[.E8]" office:value-type="float" office:value="5.69401096483209" calcext:value-type="float">
            <text:p>5.69401096483209</text:p>
          </table:table-cell>
          <table:table-cell table:formula="of:=AVERAGE([.H8:.I8])" office:value-type="float" office:value="5.9565844047611" calcext:value-type="float">
            <text:p>5.956584404761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herbivory</text:p>
          </table:table-cell>
          <table:table-cell office:value-type="percentage" office:value="0.502472222222222" calcext:value-type="percentage">
            <text:p>50.2%</text:p>
          </table:table-cell>
          <table:table-cell office:value-type="float" office:value="0.184638553730176" calcext:value-type="float">
            <text:p>0.18</text:p>
          </table:table-cell>
          <table:table-cell office:value-type="float" office:value="-6.80084004732861" calcext:value-type="float">
            <text:p>-6.80</text:p>
          </table:table-cell>
          <table:table-cell office:value-type="float" office:value="8.32634427872068" calcext:value-type="float">
            <text:p>8.33</text:p>
          </table:table-cell>
          <table:table-cell table:formula="of:=[.E9]-[.F9]" office:value-type="float" office:value="6.98547860105879" calcext:value-type="float">
            <text:p>6.98547860105879</text:p>
          </table:table-cell>
          <table:table-cell table:formula="of:=[.G9]-[.E9]" office:value-type="float" office:value="8.1417057249905" calcext:value-type="float">
            <text:p>8.1417057249905</text:p>
          </table:table-cell>
          <table:table-cell table:formula="of:=AVERAGE([.H9:.I9])" office:value-type="float" office:value="7.56359216302464" calcext:value-type="float">
            <text:p>7.563592163024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708305555555556" calcext:value-type="percentage">
            <text:p>70.8%</text:p>
          </table:table-cell>
          <table:table-cell office:value-type="float" office:value="-3.29242783849956" calcext:value-type="float">
            <text:p>-3.29</text:p>
          </table:table-cell>
          <table:table-cell office:value-type="float" office:value="-17.2305294554085" calcext:value-type="float">
            <text:p>-17.23</text:p>
          </table:table-cell>
          <table:table-cell office:value-type="float" office:value="8.11257628594712" calcext:value-type="float">
            <text:p>8.11</text:p>
          </table:table-cell>
          <table:table-cell table:formula="of:=[.E10]-[.F10]" office:value-type="float" office:value="13.9381016169089" calcext:value-type="float">
            <text:p>13.9381016169089</text:p>
          </table:table-cell>
          <table:table-cell table:formula="of:=[.G10]-[.E10]" office:value-type="float" office:value="11.4050041244467" calcext:value-type="float">
            <text:p>11.4050041244467</text:p>
          </table:table-cell>
          <table:table-cell table:formula="of:=AVERAGE([.H10:.I10])" office:value-type="float" office:value="12.6715528706778" calcext:value-type="float">
            <text:p>12.6715528706778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84027777777778" calcext:value-type="percentage">
            <text:p>98.4%</text:p>
          </table:table-cell>
          <table:table-cell office:value-type="float" office:value="-9.63414768016126" calcext:value-type="float">
            <text:p>-9.63</text:p>
          </table:table-cell>
          <table:table-cell office:value-type="float" office:value="-18.8025773607817" calcext:value-type="float">
            <text:p>-18.80</text:p>
          </table:table-cell>
          <table:table-cell office:value-type="float" office:value="-0.809621608665905" calcext:value-type="float">
            <text:p>-0.81</text:p>
          </table:table-cell>
          <table:table-cell table:formula="of:=[.E11]-[.F11]" office:value-type="float" office:value="9.16842968062044" calcext:value-type="float">
            <text:p>9.16842968062044</text:p>
          </table:table-cell>
          <table:table-cell table:formula="of:=[.G11]-[.E11]" office:value-type="float" office:value="8.82452607149535" calcext:value-type="float">
            <text:p>8.82452607149535</text:p>
          </table:table-cell>
          <table:table-cell table:formula="of:=AVERAGE([.H11:.I11])" office:value-type="float" office:value="8.9964778760579" calcext:value-type="float">
            <text:p>8.996477876057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620138888888889" calcext:value-type="percentage">
            <text:p>62.0%</text:p>
          </table:table-cell>
          <table:table-cell office:value-type="float" office:value="1.89855180210172" calcext:value-type="float">
            <text:p>1.90</text:p>
          </table:table-cell>
          <table:table-cell office:value-type="float" office:value="-9.88930366981534" calcext:value-type="float">
            <text:p>-9.89</text:p>
          </table:table-cell>
          <table:table-cell office:value-type="float" office:value="14.0872127859793" calcext:value-type="float">
            <text:p>14.09</text:p>
          </table:table-cell>
          <table:table-cell table:formula="of:=[.E12]-[.F12]" office:value-type="float" office:value="11.7878554719171" calcext:value-type="float">
            <text:p>11.7878554719171</text:p>
          </table:table-cell>
          <table:table-cell table:formula="of:=[.G12]-[.E12]" office:value-type="float" office:value="12.1886609838776" calcext:value-type="float">
            <text:p>12.1886609838776</text:p>
          </table:table-cell>
          <table:table-cell table:formula="of:=AVERAGE([.H12:.I12])" office:value-type="float" office:value="11.9882582278973" calcext:value-type="float">
            <text:p>11.988258227897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813888888888889" calcext:value-type="percentage">
            <text:p>81.4%</text:p>
          </table:table-cell>
          <table:table-cell office:value-type="float" office:value="-8.24570883139563" calcext:value-type="float">
            <text:p>-8.25</text:p>
          </table:table-cell>
          <table:table-cell office:value-type="float" office:value="-29.0084346825788" calcext:value-type="float">
            <text:p>-29.01</text:p>
          </table:table-cell>
          <table:table-cell office:value-type="float" office:value="10.2461694976197" calcext:value-type="float">
            <text:p>10.25</text:p>
          </table:table-cell>
          <table:table-cell table:formula="of:=[.E13]-[.F13]" office:value-type="float" office:value="20.7627258511832" calcext:value-type="float">
            <text:p>20.7627258511832</text:p>
          </table:table-cell>
          <table:table-cell table:formula="of:=[.G13]-[.E13]" office:value-type="float" office:value="18.4918783290153" calcext:value-type="float">
            <text:p>18.4918783290153</text:p>
          </table:table-cell>
          <table:table-cell table:formula="of:=AVERAGE([.H13:.I13])" office:value-type="float" office:value="19.6273020900993" calcext:value-type="float">
            <text:p>19.62730209009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791944444444444" calcext:value-type="percentage">
            <text:p>79.2%</text:p>
          </table:table-cell>
          <table:table-cell office:value-type="float" office:value="6.83435974962834" calcext:value-type="float">
            <text:p>6.83</text:p>
          </table:table-cell>
          <table:table-cell office:value-type="float" office:value="-7.44026482443072" calcext:value-type="float">
            <text:p>-7.44</text:p>
          </table:table-cell>
          <table:table-cell office:value-type="float" office:value="26.7511647617294" calcext:value-type="float">
            <text:p>26.75</text:p>
          </table:table-cell>
          <table:table-cell table:formula="of:=[.E14]-[.F14]" office:value-type="float" office:value="14.2746245740591" calcext:value-type="float">
            <text:p>14.2746245740591</text:p>
          </table:table-cell>
          <table:table-cell table:formula="of:=[.G14]-[.E14]" office:value-type="float" office:value="19.9168050121011" calcext:value-type="float">
            <text:p>19.9168050121011</text:p>
          </table:table-cell>
          <table:table-cell table:formula="of:=AVERAGE([.H14:.I14])" office:value-type="float" office:value="17.0957147930801" calcext:value-type="float">
            <text:p>17.095714793080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47611111111111" calcext:value-type="percentage">
            <text:p>94.8%</text:p>
          </table:table-cell>
          <table:table-cell office:value-type="float" office:value="9.21985045210085" calcext:value-type="float">
            <text:p>9.22</text:p>
          </table:table-cell>
          <table:table-cell office:value-type="float" office:value="-1.9741816786961" calcext:value-type="float">
            <text:p>-1.97</text:p>
          </table:table-cell>
          <table:table-cell office:value-type="float" office:value="20.4517186246679" calcext:value-type="float">
            <text:p>20.45</text:p>
          </table:table-cell>
          <table:table-cell table:formula="of:=[.E15]-[.F15]" office:value-type="float" office:value="11.194032130797" calcext:value-type="float">
            <text:p>11.194032130797</text:p>
          </table:table-cell>
          <table:table-cell table:formula="of:=[.G15]-[.E15]" office:value-type="float" office:value="11.2318681725671" calcext:value-type="float">
            <text:p>11.2318681725671</text:p>
          </table:table-cell>
          <table:table-cell table:formula="of:=AVERAGE([.H15:.I15])" office:value-type="float" office:value="11.212950151682" calcext:value-type="float">
            <text:p>11.21295015168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700305555555556" calcext:value-type="percentage">
            <text:p>70.0%</text:p>
          </table:table-cell>
          <table:table-cell office:value-type="float" office:value="3.65773429950109" calcext:value-type="float">
            <text:p>3.66</text:p>
          </table:table-cell>
          <table:table-cell office:value-type="float" office:value="-10.0390299728695" calcext:value-type="float">
            <text:p>-10.04</text:p>
          </table:table-cell>
          <table:table-cell office:value-type="float" office:value="17.3543543724644" calcext:value-type="float">
            <text:p>17.35</text:p>
          </table:table-cell>
          <table:table-cell table:formula="of:=[.E16]-[.F16]" office:value-type="float" office:value="13.6967642723706" calcext:value-type="float">
            <text:p>13.6967642723706</text:p>
          </table:table-cell>
          <table:table-cell table:formula="of:=[.G16]-[.E16]" office:value-type="float" office:value="13.6966200729633" calcext:value-type="float">
            <text:p>13.6966200729633</text:p>
          </table:table-cell>
          <table:table-cell table:formula="of:=AVERAGE([.H16:.I16])" office:value-type="float" office:value="13.6966921726669" calcext:value-type="float">
            <text:p>13.6966921726669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Percent leaves with damage</text:p>
          </table:table-cell>
          <table:table-cell office:value-type="percentage" office:value="0.973583333333333" calcext:value-type="percentage">
            <text:p>97.4%</text:p>
          </table:table-cell>
          <table:table-cell office:value-type="float" office:value="19.5009308519345" calcext:value-type="float">
            <text:p>19.50</text:p>
          </table:table-cell>
          <table:table-cell office:value-type="float" office:value="-0.249299027332561" calcext:value-type="float">
            <text:p>-0.25</text:p>
          </table:table-cell>
          <table:table-cell office:value-type="float" office:value="41.8475708779381" calcext:value-type="float">
            <text:p>41.85</text:p>
          </table:table-cell>
          <table:table-cell table:formula="of:=[.E17]-[.F17]" office:value-type="float" office:value="19.7502298792671" calcext:value-type="float">
            <text:p>19.7502298792671</text:p>
          </table:table-cell>
          <table:table-cell table:formula="of:=[.G17]-[.E17]" office:value-type="float" office:value="22.3466400260036" calcext:value-type="float">
            <text:p>22.3466400260036</text:p>
          </table:table-cell>
          <table:table-cell table:formula="of:=AVERAGE([.H17:.I17])" office:value-type="float" office:value="21.0484349526353" calcext:value-type="float">
            <text:p>21.04843495263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herbivory</text:p>
          </table:table-cell>
          <table:table-cell office:value-type="percentage" office:value="0.786055555555556" calcext:value-type="percentage">
            <text:p>78.6%</text:p>
          </table:table-cell>
          <table:table-cell office:value-type="float" office:value="263.230669007419" calcext:value-type="float">
            <text:p>263.23</text:p>
          </table:table-cell>
          <table:table-cell office:value-type="float" office:value="1111.97207141598" calcext:value-type="float">
            <text:p>1111.97</text:p>
          </table:table-cell>
          <table:table-cell office:value-type="float" office:value="-273.747307604561" calcext:value-type="float">
            <text:p>-273.75</text:p>
          </table:table-cell>
          <table:table-cell table:formula="of:=[.E18]-[.F18]" office:value-type="float" office:value="-848.741402408562" calcext:value-type="float">
            <text:p>-848.741402408562</text:p>
          </table:table-cell>
          <table:table-cell table:formula="of:=[.G18]-[.E18]" office:value-type="float" office:value="-536.97797661198" calcext:value-type="float">
            <text:p>-536.97797661198</text:p>
          </table:table-cell>
          <table:table-cell table:formula="of:=AVERAGE([.H18:.I18])" office:value-type="float" office:value="-692.859689510271" calcext:value-type="float">
            <text:p>-692.85968951027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herbivory</text:p>
          </table:table-cell>
          <table:table-cell office:value-type="percentage" office:value="0.819638888888889" calcext:value-type="percentage">
            <text:p>82.0%</text:p>
          </table:table-cell>
          <table:table-cell office:value-type="float" office:value="107.487054674172" calcext:value-type="float">
            <text:p>107.49</text:p>
          </table:table-cell>
          <table:table-cell office:value-type="float" office:value="381.183144530502" calcext:value-type="float">
            <text:p>381.18</text:p>
          </table:table-cell>
          <table:table-cell office:value-type="float" office:value="-127.534996829945" calcext:value-type="float">
            <text:p>-127.53</text:p>
          </table:table-cell>
          <table:table-cell table:formula="of:=[.E19]-[.F19]" office:value-type="float" office:value="-273.69608985633" calcext:value-type="float">
            <text:p>-273.69608985633</text:p>
          </table:table-cell>
          <table:table-cell table:formula="of:=[.G19]-[.E19]" office:value-type="float" office:value="-235.022051504117" calcext:value-type="float">
            <text:p>-235.022051504117</text:p>
          </table:table-cell>
          <table:table-cell table:formula="of:=AVERAGE([.H19:.I19])" office:value-type="float" office:value="-254.359070680223" calcext:value-type="float">
            <text:p>-254.35907068022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herbivory</text:p>
          </table:table-cell>
          <table:table-cell office:value-type="percentage" office:value="0.826194444444444" calcext:value-type="percentage">
            <text:p>82.6%</text:p>
          </table:table-cell>
          <table:table-cell office:value-type="float" office:value="204.831982034328" calcext:value-type="float">
            <text:p>204.83</text:p>
          </table:table-cell>
          <table:table-cell office:value-type="float" office:value="762.454591914995" calcext:value-type="float">
            <text:p>762.45</text:p>
          </table:table-cell>
          <table:table-cell office:value-type="float" office:value="-199.982051791571" calcext:value-type="float">
            <text:p>-199.98</text:p>
          </table:table-cell>
          <table:table-cell table:formula="of:=[.E20]-[.F20]" office:value-type="float" office:value="-557.622609880667" calcext:value-type="float">
            <text:p>-557.622609880667</text:p>
          </table:table-cell>
          <table:table-cell table:formula="of:=[.G20]-[.E20]" office:value-type="float" office:value="-404.814033825899" calcext:value-type="float">
            <text:p>-404.814033825899</text:p>
          </table:table-cell>
          <table:table-cell table:formula="of:=AVERAGE([.H20:.I20])" office:value-type="float" office:value="-481.218321853283" calcext:value-type="float">
            <text:p>-481.21832185328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Variance in herbivory</text:p>
          </table:table-cell>
          <table:table-cell office:value-type="percentage" office:value="0.78625" calcext:value-type="percentage">
            <text:p>78.6%</text:p>
          </table:table-cell>
          <table:table-cell office:value-type="float" office:value="-317.743500841563" calcext:value-type="float">
            <text:p>-317.74</text:p>
          </table:table-cell>
          <table:table-cell office:value-type="float" office:value="-1204.83398027364" calcext:value-type="float">
            <text:p>-1204.83</text:p>
          </table:table-cell>
          <table:table-cell office:value-type="float" office:value="406.260481679209" calcext:value-type="float">
            <text:p>406.26</text:p>
          </table:table-cell>
          <table:table-cell table:formula="of:=[.E21]-[.F21]" office:value-type="float" office:value="887.090479432077" calcext:value-type="float">
            <text:p>887.090479432077</text:p>
          </table:table-cell>
          <table:table-cell table:formula="of:=[.G21]-[.E21]" office:value-type="float" office:value="724.003982520772" calcext:value-type="float">
            <text:p>724.003982520772</text:p>
          </table:table-cell>
          <table:table-cell table:formula="of:=AVERAGE([.H21:.I21])" office:value-type="float" office:value="805.547230976424" calcext:value-type="float">
            <text:p>805.5472309764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herbivory</text:p>
          </table:table-cell>
          <table:table-cell office:value-type="percentage" office:value="0.578333333333333" calcext:value-type="percentage">
            <text:p>57.8%</text:p>
          </table:table-cell>
          <table:table-cell office:value-type="float" office:value="-118.657245080482" calcext:value-type="float">
            <text:p>-118.66</text:p>
          </table:table-cell>
          <table:table-cell office:value-type="float" office:value="696.838347857899" calcext:value-type="float">
            <text:p>696.84</text:p>
          </table:table-cell>
          <table:table-cell office:value-type="float" office:value="-1170.25308293176" calcext:value-type="float">
            <text:p>-1170.25</text:p>
          </table:table-cell>
          <table:table-cell table:formula="of:=[.E22]-[.F22]" office:value-type="float" office:value="-815.495592938381" calcext:value-type="float">
            <text:p>-815.495592938381</text:p>
          </table:table-cell>
          <table:table-cell table:formula="of:=[.G22]-[.E22]" office:value-type="float" office:value="-1051.59583785128" calcext:value-type="float">
            <text:p>-1051.59583785128</text:p>
          </table:table-cell>
          <table:table-cell table:formula="of:=AVERAGE([.H22:.I22])" office:value-type="float" office:value="-933.545715394831" calcext:value-type="float">
            <text:p>-933.54571539483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herbivory</text:p>
          </table:table-cell>
          <table:table-cell office:value-type="percentage" office:value="0.627944444444444" calcext:value-type="percentage">
            <text:p>62.8%</text:p>
          </table:table-cell>
          <table:table-cell office:value-type="float" office:value="-68.1777765012702" calcext:value-type="float">
            <text:p>-68.18</text:p>
          </table:table-cell>
          <table:table-cell office:value-type="float" office:value="248.677605147728" calcext:value-type="float">
            <text:p>248.68</text:p>
          </table:table-cell>
          <table:table-cell office:value-type="float" office:value="-462.559877539414" calcext:value-type="float">
            <text:p>-462.56</text:p>
          </table:table-cell>
          <table:table-cell table:formula="of:=[.E23]-[.F23]" office:value-type="float" office:value="-316.855381648998" calcext:value-type="float">
            <text:p>-316.855381648998</text:p>
          </table:table-cell>
          <table:table-cell table:formula="of:=[.G23]-[.E23]" office:value-type="float" office:value="-394.382101038143" calcext:value-type="float">
            <text:p>-394.382101038143</text:p>
          </table:table-cell>
          <table:table-cell table:formula="of:=AVERAGE([.H23:.I23])" office:value-type="float" office:value="-355.618741343571" calcext:value-type="float">
            <text:p>-355.61874134357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herbivory</text:p>
          </table:table-cell>
          <table:table-cell office:value-type="percentage" office:value="0.540944444444444" calcext:value-type="percentage">
            <text:p>54.1%</text:p>
          </table:table-cell>
          <table:table-cell office:value-type="float" office:value="-47.6574889000366" calcext:value-type="float">
            <text:p>-47.66</text:p>
          </table:table-cell>
          <table:table-cell office:value-type="float" office:value="559.127753883049" calcext:value-type="float">
            <text:p>559.13</text:p>
          </table:table-cell>
          <table:table-cell office:value-type="float" office:value="-759.167964317165" calcext:value-type="float">
            <text:p>-759.17</text:p>
          </table:table-cell>
          <table:table-cell table:formula="of:=[.E24]-[.F24]" office:value-type="float" office:value="-606.785242783086" calcext:value-type="float">
            <text:p>-606.785242783086</text:p>
          </table:table-cell>
          <table:table-cell table:formula="of:=[.G24]-[.E24]" office:value-type="float" office:value="-711.510475417129" calcext:value-type="float">
            <text:p>-711.510475417129</text:p>
          </table:table-cell>
          <table:table-cell table:formula="of:=AVERAGE([.H24:.I24])" office:value-type="float" office:value="-659.147859100107" calcext:value-type="float">
            <text:p>-659.14785910010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Variance in herbivory</text:p>
          </table:table-cell>
          <table:table-cell office:value-type="percentage" office:value="0.566111111111111" calcext:value-type="percentage">
            <text:p>56.6%</text:p>
          </table:table-cell>
          <table:table-cell office:value-type="float" office:value="103.394208530643" calcext:value-type="float">
            <text:p>103.39</text:p>
          </table:table-cell>
          <table:table-cell office:value-type="float" office:value="-953.551263503358" calcext:value-type="float">
            <text:p>-953.55</text:p>
          </table:table-cell>
          <table:table-cell office:value-type="float" office:value="1232.4799459544" calcext:value-type="float">
            <text:p>1232.48</text:p>
          </table:table-cell>
          <table:table-cell table:formula="of:=[.E25]-[.F25]" office:value-type="float" office:value="1056.945472034" calcext:value-type="float">
            <text:p>1056.945472034</text:p>
          </table:table-cell>
          <table:table-cell table:formula="of:=[.G25]-[.E25]" office:value-type="float" office:value="1129.08573742376" calcext:value-type="float">
            <text:p>1129.08573742376</text:p>
          </table:table-cell>
          <table:table-cell table:formula="of:=AVERAGE([.H25:.I25])" office:value-type="float" office:value="1093.01560472888" calcext:value-type="float">
            <text:p>1093.015604728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Survivorship</text:p>
          </table:table-cell>
          <table:table-cell office:value-type="percentage" office:value="0.655805555555556" calcext:value-type="percentage">
            <text:p>65.6%</text:p>
          </table:table-cell>
          <table:table-cell office:value-type="float" office:value="3.23366316547775" calcext:value-type="float">
            <text:p>3.23</text:p>
          </table:table-cell>
          <table:table-cell office:value-type="float" office:value="-9.71487737905873" calcext:value-type="float">
            <text:p>-9.71</text:p>
          </table:table-cell>
          <table:table-cell office:value-type="float" office:value="22.1174140588797" calcext:value-type="float">
            <text:p>22.12</text:p>
          </table:table-cell>
          <table:table-cell table:formula="of:=[.E26]-[.F26]" office:value-type="float" office:value="12.9485405445365" calcext:value-type="float">
            <text:p>12.9485405445365</text:p>
          </table:table-cell>
          <table:table-cell table:formula="of:=[.G26]-[.E26]" office:value-type="float" office:value="18.883750893402" calcext:value-type="float">
            <text:p>18.883750893402</text:p>
          </table:table-cell>
          <table:table-cell table:formula="of:=AVERAGE([.H26:.I26])" office:value-type="float" office:value="15.9161457189692" calcext:value-type="float">
            <text:p>15.9161457189692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Survivorship</text:p>
          </table:table-cell>
          <table:table-cell office:value-type="percentage" office:value="0.680694444444444" calcext:value-type="percentage">
            <text:p>68.1%</text:p>
          </table:table-cell>
          <table:table-cell office:value-type="float" office:value="-3.89424689447147" calcext:value-type="float">
            <text:p>-3.89</text:p>
          </table:table-cell>
          <table:table-cell office:value-type="float" office:value="-20.3539988468636" calcext:value-type="float">
            <text:p>-20.35</text:p>
          </table:table-cell>
          <table:table-cell office:value-type="float" office:value="12.3013596167069" calcext:value-type="float">
            <text:p>12.30</text:p>
          </table:table-cell>
          <table:table-cell table:formula="of:=[.E27]-[.F27]" office:value-type="float" office:value="16.4597519523921" calcext:value-type="float">
            <text:p>16.4597519523921</text:p>
          </table:table-cell>
          <table:table-cell table:formula="of:=[.G27]-[.E27]" office:value-type="float" office:value="16.1956065111784" calcext:value-type="float">
            <text:p>16.1956065111784</text:p>
          </table:table-cell>
          <table:table-cell table:formula="of:=AVERAGE([.H27:.I27])" office:value-type="float" office:value="16.3276792317853" calcext:value-type="float">
            <text:p>16.327679231785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Survivorship</text:p>
          </table:table-cell>
          <table:table-cell office:value-type="percentage" office:value="0.999833333333333" calcext:value-type="percentage">
            <text:p>100.0%</text:p>
          </table:table-cell>
          <table:table-cell office:value-type="float" office:value="32.1462511491544" calcext:value-type="float">
            <text:p>32.15</text:p>
          </table:table-cell>
          <table:table-cell office:value-type="float" office:value="14.0660070150433" calcext:value-type="float">
            <text:p>14.07</text:p>
          </table:table-cell>
          <table:table-cell office:value-type="float" office:value="51.5068530357235" calcext:value-type="float">
            <text:p>51.51</text:p>
          </table:table-cell>
          <table:table-cell table:formula="of:=[.E28]-[.F28]" office:value-type="float" office:value="18.0802441341111" calcext:value-type="float">
            <text:p>18.0802441341111</text:p>
          </table:table-cell>
          <table:table-cell table:formula="of:=[.G28]-[.E28]" office:value-type="float" office:value="19.3606018865691" calcext:value-type="float">
            <text:p>19.3606018865691</text:p>
          </table:table-cell>
          <table:table-cell table:formula="of:=AVERAGE([.H28:.I28])" office:value-type="float" office:value="18.7204230103401" calcext:value-type="float">
            <text:p>18.7204230103401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Survivorship</text:p>
          </table:table-cell>
          <table:table-cell office:value-type="percentage" office:value="0.692805555555556" calcext:value-type="percentage">
            <text:p>69.3%</text:p>
          </table:table-cell>
          <table:table-cell office:value-type="float" office:value="-4.49631952681983" calcext:value-type="float">
            <text:p>-4.50</text:p>
          </table:table-cell>
          <table:table-cell office:value-type="float" office:value="-22.1240677110154" calcext:value-type="float">
            <text:p>-22.12</text:p>
          </table:table-cell>
          <table:table-cell office:value-type="float" office:value="12.6140305642761" calcext:value-type="float">
            <text:p>12.61</text:p>
          </table:table-cell>
          <table:table-cell table:formula="of:=[.E29]-[.F29]" office:value-type="float" office:value="17.6277481841956" calcext:value-type="float">
            <text:p>17.6277481841956</text:p>
          </table:table-cell>
          <table:table-cell table:formula="of:=[.G29]-[.E29]" office:value-type="float" office:value="17.1103500910959" calcext:value-type="float">
            <text:p>17.1103500910959</text:p>
          </table:table-cell>
          <table:table-cell table:formula="of:=AVERAGE([.H29:.I29])" office:value-type="float" office:value="17.3690491376458" calcext:value-type="float">
            <text:p>17.36904913764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Survivorship</text:p>
          </table:table-cell>
          <table:table-cell office:value-type="percentage" office:value="0.521055555555556" calcext:value-type="percentage">
            <text:p>52.1%</text:p>
          </table:table-cell>
          <table:table-cell office:value-type="float" office:value="-1.37546986677867" calcext:value-type="float">
            <text:p>-1.38</text:p>
          </table:table-cell>
          <table:table-cell office:value-type="float" office:value="-52.8947416668048" calcext:value-type="float">
            <text:p>-52.89</text:p>
          </table:table-cell>
          <table:table-cell office:value-type="float" office:value="47.1475358393605" calcext:value-type="float">
            <text:p>47.15</text:p>
          </table:table-cell>
          <table:table-cell table:formula="of:=[.E30]-[.F30]" office:value-type="float" office:value="51.5192718000261" calcext:value-type="float">
            <text:p>51.5192718000261</text:p>
          </table:table-cell>
          <table:table-cell table:formula="of:=[.G30]-[.E30]" office:value-type="float" office:value="48.5230057061392" calcext:value-type="float">
            <text:p>48.5230057061392</text:p>
          </table:table-cell>
          <table:table-cell table:formula="of:=AVERAGE([.H30:.I30])" office:value-type="float" office:value="50.0211387530827" calcext:value-type="float">
            <text:p>50.021138753082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Survivorship</text:p>
          </table:table-cell>
          <table:table-cell office:value-type="percentage" office:value="0.69025" calcext:value-type="percentage">
            <text:p>69.0%</text:p>
          </table:table-cell>
          <table:table-cell office:value-type="float" office:value="-6.81357026506357" calcext:value-type="float">
            <text:p>-6.81</text:p>
          </table:table-cell>
          <table:table-cell office:value-type="float" office:value="-33.8135171920413" calcext:value-type="float">
            <text:p>-33.81</text:p>
          </table:table-cell>
          <table:table-cell office:value-type="float" office:value="20.1527773871425" calcext:value-type="float">
            <text:p>20.15</text:p>
          </table:table-cell>
          <table:table-cell table:formula="of:=[.E31]-[.F31]" office:value-type="float" office:value="26.9999469269777" calcext:value-type="float">
            <text:p>26.9999469269777</text:p>
          </table:table-cell>
          <table:table-cell table:formula="of:=[.G31]-[.E31]" office:value-type="float" office:value="26.9663476522061" calcext:value-type="float">
            <text:p>26.9663476522061</text:p>
          </table:table-cell>
          <table:table-cell table:formula="of:=AVERAGE([.H31:.I31])" office:value-type="float" office:value="26.9831472895919" calcext:value-type="float">
            <text:p>26.9831472895919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Survivorship</text:p>
          </table:table-cell>
          <table:table-cell office:value-type="percentage" office:value="0.508027777777778" calcext:value-type="percentage">
            <text:p>50.8%</text:p>
          </table:table-cell>
          <table:table-cell office:value-type="float" office:value="0.237936914244252" calcext:value-type="float">
            <text:p>0.24</text:p>
          </table:table-cell>
          <table:table-cell office:value-type="float" office:value="-27.2787387035728" calcext:value-type="float">
            <text:p>-27.28</text:p>
          </table:table-cell>
          <table:table-cell office:value-type="float" office:value="27.3978179277999" calcext:value-type="float">
            <text:p>27.40</text:p>
          </table:table-cell>
          <table:table-cell table:formula="of:=[.E32]-[.F32]" office:value-type="float" office:value="27.516675617817" calcext:value-type="float">
            <text:p>27.516675617817</text:p>
          </table:table-cell>
          <table:table-cell table:formula="of:=[.G32]-[.E32]" office:value-type="float" office:value="27.1598810135556" calcext:value-type="float">
            <text:p>27.1598810135556</text:p>
          </table:table-cell>
          <table:table-cell table:formula="of:=AVERAGE([.H32:.I32])" office:value-type="float" office:value="27.3382783156863" calcext:value-type="float">
            <text:p>27.338278315686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Survivorship</text:p>
          </table:table-cell>
          <table:table-cell office:value-type="percentage" office:value="0.62525" calcext:value-type="percentage">
            <text:p>62.5%</text:p>
          </table:table-cell>
          <table:table-cell office:value-type="float" office:value="-5.23275840503712" calcext:value-type="float">
            <text:p>-5.23</text:p>
          </table:table-cell>
          <table:table-cell office:value-type="float" office:value="-36.7077134576296" calcext:value-type="float">
            <text:p>-36.71</text:p>
          </table:table-cell>
          <table:table-cell office:value-type="float" office:value="26.4988633414426" calcext:value-type="float">
            <text:p>26.50</text:p>
          </table:table-cell>
          <table:table-cell table:formula="of:=[.E33]-[.F33]" office:value-type="float" office:value="31.4749550525925" calcext:value-type="float">
            <text:p>31.4749550525925</text:p>
          </table:table-cell>
          <table:table-cell table:formula="of:=[.G33]-[.E33]" office:value-type="float" office:value="31.7316217464797" calcext:value-type="float">
            <text:p>31.7316217464797</text:p>
          </table:table-cell>
          <table:table-cell table:formula="of:=AVERAGE([.H33:.I33])" office:value-type="float" office:value="31.6032883995361" calcext:value-type="float">
            <text:p>31.6032883995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richness</text:p>
          </table:table-cell>
          <table:table-cell office:value-type="percentage" office:value="0.684222222222222" calcext:value-type="percentage">
            <text:p>68.4%</text:p>
          </table:table-cell>
          <table:table-cell office:value-type="float" office:value="-5.98633329034506" calcext:value-type="float">
            <text:p>-5.99</text:p>
          </table:table-cell>
          <table:table-cell office:value-type="float" office:value="-35.2611377895184" calcext:value-type="float">
            <text:p>-35.26</text:p>
          </table:table-cell>
          <table:table-cell office:value-type="float" office:value="16.6450155204957" calcext:value-type="float">
            <text:p>16.65</text:p>
          </table:table-cell>
          <table:table-cell table:formula="of:=[.E34]-[.F34]" office:value-type="float" office:value="29.2748044991733" calcext:value-type="float">
            <text:p>29.2748044991733</text:p>
          </table:table-cell>
          <table:table-cell table:formula="of:=[.G34]-[.E34]" office:value-type="float" office:value="22.6313488108408" calcext:value-type="float">
            <text:p>22.6313488108408</text:p>
          </table:table-cell>
          <table:table-cell table:formula="of:=AVERAGE([.H34:.I34])" office:value-type="float" office:value="25.9530766550071" calcext:value-type="float">
            <text:p>25.953076655007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richness</text:p>
          </table:table-cell>
          <table:table-cell office:value-type="percentage" office:value="0.541277777777778" calcext:value-type="percentage">
            <text:p>54.1%</text:p>
          </table:table-cell>
          <table:table-cell office:value-type="float" office:value="1.07992109648016" calcext:value-type="float">
            <text:p>1.08</text:p>
          </table:table-cell>
          <table:table-cell office:value-type="float" office:value="-16.1771559681751" calcext:value-type="float">
            <text:p>-16.18</text:p>
          </table:table-cell>
          <table:table-cell office:value-type="float" office:value="19.1965659594344" calcext:value-type="float">
            <text:p>19.20</text:p>
          </table:table-cell>
          <table:table-cell table:formula="of:=[.E35]-[.F35]" office:value-type="float" office:value="17.2570770646553" calcext:value-type="float">
            <text:p>17.2570770646553</text:p>
          </table:table-cell>
          <table:table-cell table:formula="of:=[.G35]-[.E35]" office:value-type="float" office:value="18.1166448629542" calcext:value-type="float">
            <text:p>18.1166448629542</text:p>
          </table:table-cell>
          <table:table-cell table:formula="of:=AVERAGE([.H35:.I35])" office:value-type="float" office:value="17.6868609638047" calcext:value-type="float">
            <text:p>17.686860963804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richness</text:p>
          </table:table-cell>
          <table:table-cell office:value-type="percentage" office:value="0.988027777777778" calcext:value-type="percentage">
            <text:p>98.8%</text:p>
          </table:table-cell>
          <table:table-cell office:value-type="float" office:value="-13.4253374613086" calcext:value-type="float">
            <text:p>-13.43</text:p>
          </table:table-cell>
          <table:table-cell office:value-type="float" office:value="-24.9941465012265" calcext:value-type="float">
            <text:p>-24.99</text:p>
          </table:table-cell>
          <table:table-cell office:value-type="float" office:value="-1.80427081591417" calcext:value-type="float">
            <text:p>-1.80</text:p>
          </table:table-cell>
          <table:table-cell table:formula="of:=[.E36]-[.F36]" office:value-type="float" office:value="11.5688090399179" calcext:value-type="float">
            <text:p>11.5688090399179</text:p>
          </table:table-cell>
          <table:table-cell table:formula="of:=[.G36]-[.E36]" office:value-type="float" office:value="11.6210666453944" calcext:value-type="float">
            <text:p>11.6210666453944</text:p>
          </table:table-cell>
          <table:table-cell table:formula="of:=AVERAGE([.H36:.I36])" office:value-type="float" office:value="11.5949378426562" calcext:value-type="float">
            <text:p>11.594937842656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notypic diversity</text:p>
          </table:table-cell>
          <table:table-cell office:value-type="string" calcext:value-type="string">
            <text:p>Insect richness</text:p>
          </table:table-cell>
          <table:table-cell office:value-type="percentage" office:value="0.838472222222222" calcext:value-type="percentage">
            <text:p>83.8%</text:p>
          </table:table-cell>
          <table:table-cell office:value-type="float" office:value="-19.9597062071305" calcext:value-type="float">
            <text:p>-19.96</text:p>
          </table:table-cell>
          <table:table-cell office:value-type="float" office:value="-66.598923097999" calcext:value-type="float">
            <text:p>-66.60</text:p>
          </table:table-cell>
          <table:table-cell office:value-type="float" office:value="26.1820471313211" calcext:value-type="float">
            <text:p>26.18</text:p>
          </table:table-cell>
          <table:table-cell table:formula="of:=[.E37]-[.F37]" office:value-type="float" office:value="46.6392168908685" calcext:value-type="float">
            <text:p>46.6392168908685</text:p>
          </table:table-cell>
          <table:table-cell table:formula="of:=[.G37]-[.E37]" office:value-type="float" office:value="46.1417533384516" calcext:value-type="float">
            <text:p>46.1417533384516</text:p>
          </table:table-cell>
          <table:table-cell table:formula="of:=AVERAGE([.H37:.I37])" office:value-type="float" office:value="46.3904851146601" calcext:value-type="float">
            <text:p>46.39048511466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richness</text:p>
          </table:table-cell>
          <table:table-cell office:value-type="percentage" office:value="0.752666666666667" calcext:value-type="percentage">
            <text:p>75.3%</text:p>
          </table:table-cell>
          <table:table-cell office:value-type="float" office:value="11.7253125724987" calcext:value-type="float">
            <text:p>11.73</text:p>
          </table:table-cell>
          <table:table-cell office:value-type="float" office:value="-17.1036958718789" calcext:value-type="float">
            <text:p>-17.10</text:p>
          </table:table-cell>
          <table:table-cell office:value-type="float" office:value="53.0869011442941" calcext:value-type="float">
            <text:p>53.09</text:p>
          </table:table-cell>
          <table:table-cell table:formula="of:=[.E38]-[.F38]" office:value-type="float" office:value="28.8290084443776" calcext:value-type="float">
            <text:p>28.8290084443776</text:p>
          </table:table-cell>
          <table:table-cell table:formula="of:=[.G38]-[.E38]" office:value-type="float" office:value="41.3615885717954" calcext:value-type="float">
            <text:p>41.3615885717954</text:p>
          </table:table-cell>
          <table:table-cell table:formula="of:=AVERAGE([.H38:.I38])" office:value-type="float" office:value="35.0952985080865" calcext:value-type="float">
            <text:p>35.095298508086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richness</text:p>
          </table:table-cell>
          <table:table-cell office:value-type="percentage" office:value="0.984694444444444" calcext:value-type="percentage">
            <text:p>98.5%</text:p>
          </table:table-cell>
          <table:table-cell office:value-type="float" office:value="20.8048968583808" calcext:value-type="float">
            <text:p>20.80</text:p>
          </table:table-cell>
          <table:table-cell office:value-type="float" office:value="1.9992587196642" calcext:value-type="float">
            <text:p>2.00</text:p>
          </table:table-cell>
          <table:table-cell office:value-type="float" office:value="39.8318446890714" calcext:value-type="float">
            <text:p>39.83</text:p>
          </table:table-cell>
          <table:table-cell table:formula="of:=[.E39]-[.F39]" office:value-type="float" office:value="18.8056381387166" calcext:value-type="float">
            <text:p>18.8056381387166</text:p>
          </table:table-cell>
          <table:table-cell table:formula="of:=[.G39]-[.E39]" office:value-type="float" office:value="19.0269478306906" calcext:value-type="float">
            <text:p>19.0269478306906</text:p>
          </table:table-cell>
          <table:table-cell table:formula="of:=AVERAGE([.H39:.I39])" office:value-type="float" office:value="18.9162929847036" calcext:value-type="float">
            <text:p>18.9162929847036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richness</text:p>
          </table:table-cell>
          <table:table-cell office:value-type="percentage" office:value="0.961611111111111" calcext:value-type="percentage">
            <text:p>96.2%</text:p>
          </table:table-cell>
          <table:table-cell office:value-type="float" office:value="15.2089297525459" calcext:value-type="float">
            <text:p>15.21</text:p>
          </table:table-cell>
          <table:table-cell office:value-type="float" office:value="-1.53781446599738" calcext:value-type="float">
            <text:p>-1.54</text:p>
          </table:table-cell>
          <table:table-cell office:value-type="float" office:value="32.0953115710777" calcext:value-type="float">
            <text:p>32.10</text:p>
          </table:table-cell>
          <table:table-cell table:formula="of:=[.E40]-[.F40]" office:value-type="float" office:value="16.7467442185433" calcext:value-type="float">
            <text:p>16.7467442185433</text:p>
          </table:table-cell>
          <table:table-cell table:formula="of:=[.G40]-[.E40]" office:value-type="float" office:value="16.8863818185318" calcext:value-type="float">
            <text:p>16.8863818185318</text:p>
          </table:table-cell>
          <table:table-cell table:formula="of:=AVERAGE([.H40:.I40])" office:value-type="float" office:value="16.8165630185375" calcext:value-type="float">
            <text:p>16.816563018537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xonomic diversity</text:p>
          </table:table-cell>
          <table:table-cell office:value-type="string" calcext:value-type="string">
            <text:p>Insect richness</text:p>
          </table:table-cell>
          <table:table-cell office:value-type="percentage" office:value="0.974972222222222" calcext:value-type="percentage">
            <text:p>97.5%</text:p>
          </table:table-cell>
          <table:table-cell office:value-type="float" office:value="29.2905740780527" calcext:value-type="float">
            <text:p>29.29</text:p>
          </table:table-cell>
          <table:table-cell office:value-type="float" office:value="-0.00141706529531823" calcext:value-type="float">
            <text:p>0.00</text:p>
          </table:table-cell>
          <table:table-cell office:value-type="float" office:value="63.0101073164716" calcext:value-type="float">
            <text:p>63.01</text:p>
          </table:table-cell>
          <table:table-cell table:formula="of:=[.E41]-[.F41]" office:value-type="float" office:value="29.291991143348" calcext:value-type="float">
            <text:p>29.291991143348</text:p>
          </table:table-cell>
          <table:table-cell table:formula="of:=[.G41]-[.E41]" office:value-type="float" office:value="33.7195332384189" calcext:value-type="float">
            <text:p>33.7195332384189</text:p>
          </table:table-cell>
          <table:table-cell table:formula="of:=AVERAGE([.H41:.I41])" office:value-type="float" office:value="31.5057621908835" calcext:value-type="float">
            <text:p>31.5057621908835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048576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 style:data-style-name="N2" text:time-value="10:45:38.0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6.2$Windows_X86_64 LibreOffice_project/144abb84a525d8e30c9dbbefa69cbbf2d8d4ae3b</meta:generator>
    <dc:date>2021-07-20T11:48:20.401000000</dc:date>
    <meta:editing-duration>PT30M5S</meta:editing-duration>
    <meta:editing-cycles>3</meta:editing-cycles>
    <meta:document-statistic meta:table-count="1" meta:cell-count="410" meta:object-count="0"/>
  </office:meta>
</office:document-meta>
</file>